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cc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gr3" style:family="graphic" style:parent-style-name="standard">
      <style:graphic-properties svg:stroke-color="#000000" draw:fill-color="#cfe7f5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025cm" draw:marker-start-width="0.266cm" draw:marker-end="Rounded_20_short_20_Arrow" draw:marker-end-width="0.203cm" draw:fill="none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draw:stroke="dash" draw:stroke-dash="Fine_20_Dashed" svg:stroke-width="0.025cm" svg:stroke-color="#000000" draw:marker-start-width="0.266cm" draw:marker-end-width="0.266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6" style:family="graphic" style:parent-style-name="standard">
      <style:graphic-properties svg:stroke-color="#666666" draw:fill-color="#666666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0.889cm"/>
    </style:style>
    <style:style style:name="gr8" style:family="graphic" style:parent-style-name="standard">
      <style:graphic-properties svg:stroke-color="#ffffff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T1" style:family="text">
      <style:text-properties fo:font-size="13pt" fo:language="fr" fo:country="FR" style:font-size-asian="13pt" style:font-size-complex="13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826cm" svg:height="2.921cm" svg:x="13.492cm" svg:y="13.919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2" draw:text-style-name="P1" draw:layer="layout" svg:width="3.287cm" svg:height="0.642cm" svg:x="14.415cm" svg:y="15.359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3" draw:text-style-name="P1" xml:id="id1" draw:id="id1" draw:layer="layout" svg:width="2.54cm" svg:height="1.27cm" svg:x="5.618cm" svg:y="12.4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0.581cm" svg:height="0.539cm" svg:x="6.651cm" svg:y="12.82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3" draw:text-style-name="P1" xml:id="id6" draw:id="id6" draw:layer="layout" svg:width="2.54cm" svg:height="1.27cm" svg:x="2.119cm" svg:y="13.5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0.581cm" svg:height="0.539cm" svg:x="3.152cm" svg:y="13.923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3" draw:text-style-name="P1" xml:id="id3" draw:id="id3" draw:layer="layout" svg:width="2.54cm" svg:height="1.27cm" svg:x="5.619cm" svg:y="15.0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0.581cm" svg:height="0.539cm" svg:x="6.652cm" svg:y="15.423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3" draw:text-style-name="P1" xml:id="id2" draw:id="id2" draw:layer="layout" svg:width="2.54cm" svg:height="1.27cm" svg:x="9.519cm" svg:y="13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0.581cm" svg:height="0.539cm" svg:x="10.552cm" svg:y="13.823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3" draw:text-style-name="P1" xml:id="id4" draw:id="id4" draw:layer="layout" svg:width="2.54cm" svg:height="1.27cm" svg:x="3.619cm" svg:y="16.9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1.087cm" svg:height="0.559cm" svg:x="4.652cm" svg:y="17.323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3" draw:text-style-name="P1" xml:id="id5" draw:id="id5" draw:layer="layout" svg:width="2.54cm" svg:height="1.27cm" svg:x="7.819cm" svg:y="16.9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0.585cm" svg:height="0.539cm" svg:x="8.852cm" svg:y="17.323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connector draw:style-name="gr4" draw:text-style-name="P1" draw:layer="layout" draw:type="line" svg:x1="8.158cm" svg:y1="13.06cm" svg:x2="9.519cm" svg:y2="14.061cm" draw:start-shape="id1" draw:start-glue-point="1" draw:end-shape="id2" draw:end-glue-point="3" svg:d="M8158 13060l1361 1001" svg:viewBox="0 0 1362 1002">
          <text:p/>
        </draw:connector>
        <draw:connector draw:style-name="gr4" draw:text-style-name="P1" draw:layer="layout" draw:type="line" svg:x1="8.159cm" svg:y1="15.661cm" svg:x2="9.519cm" svg:y2="14.061cm" draw:start-shape="id3" draw:end-shape="id2" draw:end-glue-point="3" svg:d="M8159 15661l1360-1600" svg:viewBox="0 0 1361 1601">
          <text:p/>
        </draw:connector>
        <draw:connector draw:style-name="gr4" draw:text-style-name="P1" draw:layer="layout" draw:type="line" svg:x1="6.159cm" svg:y1="17.561cm" svg:x2="7.819cm" svg:y2="17.561cm" draw:start-shape="id4" draw:start-glue-point="1" draw:end-shape="id5" draw:end-glue-point="3" svg:d="M6159 17561h1660" svg:viewBox="0 0 1661 1">
          <text:p/>
        </draw:connector>
        <draw:custom-shape draw:style-name="gr5" draw:text-style-name="P1" draw:layer="layout" svg:width="10.414cm" svg:height="6.604cm" svg:x="1.889cm" svg:y="12.04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078cm" svg:height="0.889cm" draw:transform="skewX (-0.0146607657167524) rotate (-0.0151843644923509) translate (11.287cm 15.02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2" draw:layer="layout" svg:width="5.715cm" svg:height="1.139cm" svg:x="4.191cm" svg:y="11.144cm">
          <draw:text-box>
            <text:p><text:span text:style-name="T1">Graphe</text:span><text:span text:style-name="T2"> </text:span><text:span text:style-name="T1">de</text:span><text:span text:style-name="T2"> </text:span><text:span text:style-name="T1">dépendance</text:span><text:span text:style-name="T2"> </text:span></text:p>
          </draw:text-box>
        </draw:frame>
        <draw:frame draw:style-name="gr7" draw:text-style-name="P2" draw:layer="layout" svg:width="5.715cm" svg:height="1.139cm" svg:x="13.492cm" svg:y="12.945cm">
          <draw:text-box>
            <text:p><text:span text:style-name="T1">Annuaire</text:span><text:span text:style-name="T2"> </text:span><text:span text:style-name="T1">de</text:span><text:span text:style-name="T2"> services </text:span></text:p>
          </draw:text-box>
        </draw:frame>
        <draw:custom-shape draw:style-name="gr8" draw:text-style-name="P1" draw:layer="layout" svg:width="17.526cm" svg:height="9.525cm" draw:transform="skewX (-0.0148352986419518) translate (12.176cm 20.304cm)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4.659cm" svg:y1="14.161cm" svg:x2="5.618cm" svg:y2="13.06cm" draw:start-shape="id6" draw:end-shape="id1" draw:end-glue-point="3" svg:d="M4659 14161l959-1101" svg:viewBox="0 0 960 11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lah Eddine</meta:initial-creator>
    <meta:creation-date>2016-01-07T18:58:49.483984993</meta:creation-date>
    <dc:date>2016-01-07T19:55:25.441780708</dc:date>
    <dc:creator>Salah Eddine</dc:creator>
    <meta:editing-duration>PT21M48S</meta:editing-duration>
    <meta:editing-cycles>15</meta:editing-cycles>
    <meta:generator>LibreOffice/4.2.8.2$Linux_X86_64 LibreOffice_project/420m0$Build-2</meta:generator>
    <meta:document-statistic meta:object-count="23"/>
  </office:meta>
</office:document-meta>
</file>

<file path=Object 1/content.xml><?xml version="1.0" encoding="utf-8"?>
<math xmlns="http://www.w3.org/1998/Math/MathML" display="block">
  <semantics>
    <mrow>
      <mrow>
        <mi>R</mi>
        <mo stretchy="false">=</mo>
        <mo stretchy="false">{</mo>
      </mrow>
      <msub>
        <mi>S</mi>
        <mn>0,</mn>
      </msub>
      <mn>...</mn>
      <mi>,</mi>
      <msub>
        <mi>S</mi>
        <mi>n</mi>
      </msub>
      <mo stretchy="false">}</mo>
    </mrow>
    <annotation encoding="StarMath 5.0">R=\{ S_0, ..., S_n \}</annotation>
  </semantics>
</math>
</file>

<file path=Object 2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3/content.xml><?xml version="1.0" encoding="utf-8"?>
<math xmlns="http://www.w3.org/1998/Math/MathML" display="block">
  <semantics>
    <msub>
      <mi>S</mi>
      <mn>0</mn>
    </msub>
    <annotation encoding="StarMath 5.0">S_0</annotation>
  </semantics>
</math>
</file>

<file path=Object 4/content.xml><?xml version="1.0" encoding="utf-8"?>
<math xmlns="http://www.w3.org/1998/Math/MathML" display="block">
  <semantics>
    <msub>
      <mi>S</mi>
      <mn>3</mn>
    </msub>
    <annotation encoding="StarMath 5.0">S_3</annotation>
  </semantics>
</math>
</file>

<file path=Object 5/content.xml><?xml version="1.0" encoding="utf-8"?>
<math xmlns="http://www.w3.org/1998/Math/MathML" display="block">
  <semantics>
    <msub>
      <mi>S</mi>
      <mn>2</mn>
    </msub>
    <annotation encoding="StarMath 5.0">S_2</annotation>
  </semantics>
</math>
</file>

<file path=Object 6/content.xml><?xml version="1.0" encoding="utf-8"?>
<math xmlns="http://www.w3.org/1998/Math/MathML" display="block">
  <semantics>
    <msub>
      <mi>S</mi>
      <mrow>
        <mo fence="true" stretchy="false">(</mo>
        <mrow>
          <mrow>
            <mi>n</mi>
            <mo stretchy="false">−</mo>
            <mn>1</mn>
          </mrow>
        </mrow>
        <mo fence="true" stretchy="false">)</mo>
      </mrow>
    </msub>
    <annotation encoding="StarMath 5.0">S_( n-1)</annotation>
  </semantics>
</math>
</file>

<file path=Object 7/content.xml><?xml version="1.0" encoding="utf-8"?>
<math xmlns="http://www.w3.org/1998/Math/MathML" display="block">
  <semantics>
    <msub>
      <mi>S</mi>
      <mi>n</mi>
    </msub>
    <annotation encoding="StarMath 5.0">S_n</annotation>
  </semantics>
</math>
</file>